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" style:parent-style-name="DefaultParagraphFont" style:family="text">
      <style:text-properties style:font-name="Consolas" style:font-name-asian="Times New Roman" style:font-name-complex="Courier New" fo:color="#F2FF00" style:letter-kerning="false" fo:font-size="12pt" style:font-size-asian="12pt" style:font-size-complex="12pt" fo:background-color="#2F2F2F" style:language-asian="en" style:country-asian="GB"/>
    </style:style>
    <style:style style:name="T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Courier New" fo:color="#FFCB6B" style:letter-kerning="false" fo:font-size="12pt" style:font-size-asian="12pt" style:font-size-complex="12pt" fo:background-color="#2F2F2F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8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2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9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6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7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7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8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8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8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8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8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8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8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8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9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9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9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0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101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0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0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0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0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0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0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0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1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1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12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1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1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1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1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2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2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2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2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2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28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3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3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3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3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3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3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36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3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3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3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4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44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4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4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4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4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5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5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5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5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60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6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6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6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6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6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6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6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68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6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7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7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7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7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7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7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7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8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8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8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8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9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19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194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 Mono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19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97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19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20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0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0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0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0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0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1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1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21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1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1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1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219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2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2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2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22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2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2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2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3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231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3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3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3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3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237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3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4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4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4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24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4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4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4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4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5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5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5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5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5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5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5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5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258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6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6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6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26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6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6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7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272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7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7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7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7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8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8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8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8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28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8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8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8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9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91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29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9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9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29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297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29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299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0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0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0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05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30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07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308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1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1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1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1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14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1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16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317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 Mono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318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20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2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22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2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2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2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2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2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328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3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3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3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33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35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3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3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3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3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4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41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342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4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44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4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4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4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4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4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50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35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5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5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5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35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35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5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5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6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6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6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36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 Mono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364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6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66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36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6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6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7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7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7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37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374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7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7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7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7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8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8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8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8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8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8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8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87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38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8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9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9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9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9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9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9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9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39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39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399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0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0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0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0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05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40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08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40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410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1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1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1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1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1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1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1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1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1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2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2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2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23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2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2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2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2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2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2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3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3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3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3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3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43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3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3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3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3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4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41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442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 Mono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44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4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4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4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4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4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4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5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5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5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5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5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5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56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5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58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5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6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6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6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6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6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6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66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6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6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6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7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7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7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7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7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7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7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77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7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7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80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8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8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83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8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8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86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487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8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9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9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9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9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9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9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9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49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498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49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00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0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0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0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0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0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0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0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0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0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10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1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1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1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1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1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16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1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1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1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2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21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2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2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2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2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2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2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2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29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3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3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3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3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3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3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3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3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3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3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4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4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4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4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4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45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54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4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4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5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5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5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5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5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5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5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5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58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5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6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6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6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6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6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65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6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6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68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6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7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71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7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57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75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57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 Mono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577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79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58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81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58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8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8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58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87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58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8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9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9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59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93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59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59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97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59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59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0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0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0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0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0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0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0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0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0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0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10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61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612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1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1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1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1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1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1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620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2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22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62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624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2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2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2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2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2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3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3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3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3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3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35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63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3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3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4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4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4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64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45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64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647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49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65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5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5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5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5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5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56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5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5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5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6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6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6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66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664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6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6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6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6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7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7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672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74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67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67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7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7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8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8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8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8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84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8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8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87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688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9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9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9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69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9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695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Roboto Mono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P69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9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698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69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00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70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0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03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0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05" style:parent-style-name="DefaultParagraphFont" style:family="text">
      <style:text-properties style:font-name="Consolas" style:font-name-asian="Times New Roman" style:font-name-complex="Courier New" fo:color="#616161" style:letter-kerning="false" fo:font-size="12pt" style:font-size-asian="12pt" style:font-size-complex="12pt" fo:background-color="#2F2F2F" style:language-asian="en" style:country-asian="GB"/>
    </style:style>
    <style:style style:name="P70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08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70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1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1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12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13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14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T715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716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7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18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19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20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21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22" style:parent-style-name="DefaultParagraphFont" style:family="text">
      <style:text-properties style:font-name="Consolas" style:font-name-asian="Times New Roman" style:font-name-complex="Courier New" fo:color="#FD9170" style:letter-kerning="false" fo:font-size="12pt" style:font-size-asian="12pt" style:font-size-complex="12pt" fo:background-color="#2F2F2F" style:language-asian="en" style:country-asian="GB"/>
    </style:style>
    <style:style style:name="P723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4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25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726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P727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8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2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30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31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32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33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P734" style:parent-style-name="Normal" style:family="paragraph">
      <style:paragraph-properties fo:margin-bottom="0in" style:line-height-at-least="0.25in" fo:background-color="#2F2F2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35" style:parent-style-name="DefaultParagraphFont" style:family="text">
      <style:text-properties style:font-name="Consolas" style:font-name-asian="Times New Roman" style:font-name-complex="Courier New" fo:color="#EEEEEE" style:letter-kerning="false" fo:font-size="12pt" style:font-size-asian="12pt" style:font-size-complex="12pt" fo:background-color="#2F2F2F" style:language-asian="en" style:country-asian="GB"/>
    </style:style>
    <style:style style:name="T736" style:parent-style-name="DefaultParagraphFont" style:family="text">
      <style:text-properties style:font-name="Consolas" style:font-name-asian="Times New Roman" style:font-name-complex="Courier New" fo:color="#C792EA" style:letter-kerning="false" fo:font-size="12pt" style:font-size-asian="12pt" style:font-size-complex="12pt" fo:background-color="#2F2F2F" style:language-asian="en" style:country-asian="GB"/>
    </style:style>
    <style:style style:name="T737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  <style:style style:name="T738" style:parent-style-name="DefaultParagraphFont" style:family="text">
      <style:text-properties style:font-name="Consolas" style:font-name-asian="Times New Roman" style:font-name-complex="Courier New" fo:color="#A5E844" style:letter-kerning="false" fo:font-size="12pt" style:font-size-asian="12pt" style:font-size-complex="12pt" fo:background-color="#2F2F2F" style:language-asian="en" style:country-asian="GB"/>
    </style:style>
    <style:style style:name="T739" style:parent-style-name="DefaultParagraphFont" style:family="text">
      <style:text-properties style:font-name="Consolas" style:font-name-asian="Times New Roman" style:font-name-complex="Courier New" fo:color="#89DDFF" style:letter-kerning="false" fo:font-size="12pt" style:font-size-asian="12pt" style:font-size-complex="12pt" fo:background-color="#2F2F2F" style:language-asian="en" style:country-asian="GB"/>
    </style:style>
  </office:automatic-styles>
  <office:body>
    <office:text text:use-soft-page-breaks="true">
      <text:p text:style-name="P1"><text:span text:style-name="T2">class</text:span><text:span text:style-name="T3"><text:s/></text:span><text:span text:style-name="T4">enemy</text:span><text:span text:style-name="T5">(</text:span><text:span text:style-name="T6">object</text:span><text:span text:style-name="T7">):</text:span></text:p>
      <text:p text:style-name="P8"><text:span text:style-name="T9"><text:s text:c="4"/>walkRight<text:s/></text:span><text:span text:style-name="T10">=</text:span><text:span text:style-name="T11"><text:s/></text:span><text:span text:style-name="T12">[</text:span><text:span text:style-name="T13">pygame</text:span><text:span text:style-name="T14">.</text:span><text:span text:style-name="T15">image</text:span><text:span text:style-name="T16">.</text:span><text:span text:style-name="T17">load</text:span><text:span text:style-name="T18">(</text:span><text:span text:style-name="T19">'R1E.png'</text:span><text:span text:style-name="T20">),</text:span><text:span text:style-name="T21"><text:s/>pygame</text:span><text:span text:style-name="T22">.</text:span><text:span text:style-name="T23">image</text:span><text:span text:style-name="T24">.</text:span><text:span text:style-name="T25">load</text:span><text:span text:style-name="T26">(</text:span><text:span text:style-name="T27">'R2E.png'</text:span><text:span text:style-name="T28">),</text:span><text:span text:style-name="T29"><text:s/>pygame</text:span><text:span text:style-name="T30">.</text:span><text:span text:style-name="T31">image</text:span><text:span text:style-name="T32">.</text:span><text:span text:style-name="T33">load</text:span><text:span text:style-name="T34">(</text:span><text:span text:style-name="T35">'R3E.png'</text:span><text:span text:style-name="T36">),</text:span><text:span text:style-name="T37"><text:s/>pygame</text:span><text:span text:style-name="T38">.</text:span><text:span text:style-name="T39">image</text:span><text:span text:style-name="T40">.</text:span><text:span text:style-name="T41">load</text:span><text:span text:style-name="T42">(</text:span><text:span text:style-name="T43">'R4E.png'</text:span><text:span text:style-name="T44">),</text:span><text:span text:style-name="T45"><text:s/>pygame</text:span><text:span text:style-name="T46">.</text:span><text:span text:style-name="T47">image</text:span><text:span text:style-name="T48">.</text:span><text:span text:style-name="T49">load</text:span><text:span text:style-name="T50">(</text:span><text:span text:style-name="T51">'R5E.png'</text:span><text:span text:style-name="T52">),</text:span><text:span text:style-name="T53"><text:s/>pygame</text:span><text:span text:style-name="T54">.</text:span><text:span text:style-name="T55">image</text:span><text:span text:style-name="T56">.</text:span><text:span text:style-name="T57">load</text:span><text:span text:style-name="T58">(</text:span><text:span text:style-name="T59">'R6E.png'</text:span><text:span text:style-name="T60">),</text:span><text:span text:style-name="T61"><text:s/>pygame</text:span><text:span text:style-name="T62">.</text:span><text:span text:style-name="T63">image</text:span><text:span text:style-name="T64">.</text:span><text:span text:style-name="T65">load</text:span><text:span text:style-name="T66">(</text:span><text:span text:style-name="T67">'R7E.png'</text:span><text:span text:style-name="T68">),</text:span><text:span text:style-name="T69"><text:s/>pygame</text:span><text:span text:style-name="T70">.</text:span><text:span text:style-name="T71">image</text:span><text:span text:style-name="T72">.</text:span><text:span text:style-name="T73">load</text:span><text:span text:style-name="T74">(</text:span><text:span text:style-name="T75">'R8E.png'</text:span><text:span text:style-name="T76">),</text:span><text:span text:style-name="T77"><text:s/>pygame</text:span><text:span text:style-name="T78">.</text:span><text:span text:style-name="T79">image</text:span><text:span text:style-name="T80">.</text:span><text:span text:style-name="T81">load</text:span><text:span text:style-name="T82">(</text:span><text:span text:style-name="T83">'R9E.png'</text:span><text:span text:style-name="T84">),</text:span><text:span text:style-name="T85"><text:s/>pygame</text:span><text:span text:style-name="T86">.</text:span><text:span text:style-name="T87">image</text:span><text:span text:style-name="T88">.</text:span><text:span text:style-name="T89">load</text:span><text:span text:style-name="T90">(</text:span><text:span text:style-name="T91">'R10E.png'</text:span><text:span text:style-name="T92">),</text:span><text:span text:style-name="T93"><text:s/>pygame</text:span><text:span text:style-name="T94">.</text:span><text:span text:style-name="T95">image</text:span><text:span text:style-name="T96">.</text:span><text:span text:style-name="T97">load</text:span><text:span text:style-name="T98">(</text:span><text:span text:style-name="T99">'R11E.png'</text:span><text:span text:style-name="T100">)]</text:span></text:p>
      <text:p text:style-name="P101"><text:span text:style-name="T102"><text:s text:c="4"/>walkLeft<text:s/></text:span><text:span text:style-name="T103">=</text:span><text:span text:style-name="T104"><text:s/></text:span><text:span text:style-name="T105">[</text:span><text:span text:style-name="T106">pygame</text:span><text:span text:style-name="T107">.</text:span><text:span text:style-name="T108">image</text:span><text:span text:style-name="T109">.</text:span><text:span text:style-name="T110">load</text:span><text:span text:style-name="T111">(</text:span><text:span text:style-name="T112">'L1E.png'</text:span><text:span text:style-name="T113">),</text:span><text:span text:style-name="T114"><text:s/>pygame</text:span><text:span text:style-name="T115">.</text:span><text:span text:style-name="T116">image</text:span><text:span text:style-name="T117">.</text:span><text:span text:style-name="T118">load</text:span><text:span text:style-name="T119">(</text:span><text:span text:style-name="T120">'L2E.png'</text:span><text:span text:style-name="T121">),</text:span><text:span text:style-name="T122"><text:s/>pygame</text:span><text:span text:style-name="T123">.</text:span><text:span text:style-name="T124">image</text:span><text:span text:style-name="T125">.</text:span><text:span text:style-name="T126">load</text:span><text:span text:style-name="T127">(</text:span><text:span text:style-name="T128">'L3E.png'</text:span><text:span text:style-name="T129">),</text:span><text:span text:style-name="T130"><text:s/>pygame</text:span><text:span text:style-name="T131">.</text:span><text:span text:style-name="T132">image</text:span><text:span text:style-name="T133">.</text:span><text:span text:style-name="T134">load</text:span><text:span text:style-name="T135">(</text:span><text:span text:style-name="T136">'L4E.png'</text:span><text:span text:style-name="T137">),</text:span><text:span text:style-name="T138"><text:s/>pygame</text:span><text:span text:style-name="T139">.</text:span><text:span text:style-name="T140">image</text:span><text:span text:style-name="T141">.</text:span><text:span text:style-name="T142">load</text:span><text:span text:style-name="T143">(</text:span><text:span text:style-name="T144">'L5E.png'</text:span><text:span text:style-name="T145">),</text:span><text:span text:style-name="T146"><text:s/>pygame</text:span><text:span text:style-name="T147">.</text:span><text:span text:style-name="T148">image</text:span><text:span text:style-name="T149">.</text:span><text:span text:style-name="T150">load</text:span><text:span text:style-name="T151">(</text:span><text:span text:style-name="T152">'L6E.png'</text:span><text:span text:style-name="T153">),</text:span><text:span text:style-name="T154"><text:s/>pygame</text:span><text:span text:style-name="T155">.</text:span><text:span text:style-name="T156">image</text:span><text:span text:style-name="T157">.</text:span><text:span text:style-name="T158">load</text:span><text:span text:style-name="T159">(</text:span><text:span text:style-name="T160">'L7E.png'</text:span><text:span text:style-name="T161">),</text:span><text:span text:style-name="T162"><text:s/>pygame</text:span><text:span text:style-name="T163">.</text:span><text:span text:style-name="T164">image</text:span><text:span text:style-name="T165">.</text:span><text:span text:style-name="T166">load</text:span><text:span text:style-name="T167">(</text:span><text:span text:style-name="T168">'L8E.png'</text:span><text:span text:style-name="T169">),</text:span><text:span text:style-name="T170"><text:s/>pygame</text:span><text:span text:style-name="T171">.</text:span><text:span text:style-name="T172">image</text:span><text:span text:style-name="T173">.</text:span><text:span text:style-name="T174">load</text:span><text:span text:style-name="T175">(</text:span><text:span text:style-name="T176">'L9E.png'</text:span><text:span text:style-name="T177">),</text:span><text:span text:style-name="T178"><text:s/>pygame</text:span><text:span text:style-name="T179">.</text:span><text:span text:style-name="T180">image</text:span><text:span text:style-name="T181">.</text:span><text:span text:style-name="T182">load</text:span><text:span text:style-name="T183">(</text:span><text:span text:style-name="T184">'L10E.png'</text:span><text:span text:style-name="T185">),</text:span><text:span text:style-name="T186"><text:s/>pygame</text:span><text:span text:style-name="T187">.</text:span><text:span text:style-name="T188">image</text:span><text:span text:style-name="T189">.</text:span><text:span text:style-name="T190">load</text:span><text:span text:style-name="T191">(</text:span><text:span text:style-name="T192">'L11E.png'</text:span><text:span text:style-name="T193">)]</text:span></text:p>
      <text:p text:style-name="P194"/>
      <text:p text:style-name="P195"><text:span text:style-name="T196"><text:s text:c="4"/></text:span><text:span text:style-name="T197">def</text:span><text:span text:style-name="T198"><text:s/></text:span><text:span text:style-name="T199">__init__</text:span><text:span text:style-name="T200">(</text:span><text:span text:style-name="T201">self</text:span><text:span text:style-name="T202">,</text:span><text:span text:style-name="T203"><text:s/>x</text:span><text:span text:style-name="T204">,</text:span><text:span text:style-name="T205"><text:s/>y</text:span><text:span text:style-name="T206">,</text:span><text:span text:style-name="T207"><text:s/>width</text:span><text:span text:style-name="T208">,</text:span><text:span text:style-name="T209"><text:s/>height</text:span><text:span text:style-name="T210">,</text:span><text:span text:style-name="T211"><text:s/>end</text:span><text:span text:style-name="T212">):</text:span></text:p>
      <text:p text:style-name="P213"><text:span text:style-name="T214"><text:s text:c="8"/>self</text:span><text:span text:style-name="T215">.</text:span><text:span text:style-name="T216">x<text:s/></text:span><text:span text:style-name="T217">=</text:span><text:span text:style-name="T218"><text:s/>x</text:span></text:p>
      <text:p text:style-name="P219"><text:span text:style-name="T220"><text:s text:c="8"/>self</text:span><text:span text:style-name="T221">.</text:span><text:span text:style-name="T222">y<text:s/></text:span><text:span text:style-name="T223">=</text:span><text:span text:style-name="T224"><text:s/>y</text:span></text:p>
      <text:p text:style-name="P225"><text:span text:style-name="T226"><text:s text:c="8"/>self</text:span><text:span text:style-name="T227">.</text:span><text:span text:style-name="T228">width<text:s/></text:span><text:span text:style-name="T229">=</text:span><text:span text:style-name="T230"><text:s/>width</text:span></text:p>
      <text:p text:style-name="P231"><text:span text:style-name="T232"><text:s text:c="8"/>self</text:span><text:span text:style-name="T233">.</text:span><text:span text:style-name="T234">height<text:s/></text:span><text:span text:style-name="T235">=</text:span><text:span text:style-name="T236"><text:s/>height</text:span></text:p>
      <text:p text:style-name="P237"><text:span text:style-name="T238"><text:s text:c="8"/>self</text:span><text:span text:style-name="T239">.</text:span><text:span text:style-name="T240">end<text:s/></text:span><text:span text:style-name="T241">=</text:span><text:span text:style-name="T242"><text:s/>end</text:span></text:p>
      <text:p text:style-name="P243"><text:span text:style-name="T244"><text:s text:c="8"/>self</text:span><text:span text:style-name="T245">.</text:span><text:span text:style-name="T246">path<text:s/></text:span><text:span text:style-name="T247">=</text:span><text:span text:style-name="T248"><text:s/></text:span><text:span text:style-name="T249">[</text:span><text:span text:style-name="T250">self</text:span><text:span text:style-name="T251">.</text:span><text:span text:style-name="T252">x</text:span><text:span text:style-name="T253">,</text:span><text:span text:style-name="T254"><text:s/>self</text:span><text:span text:style-name="T255">.</text:span><text:span text:style-name="T256">end</text:span><text:span text:style-name="T257">]</text:span></text:p>
      <text:p text:style-name="P258"><text:span text:style-name="T259"><text:s text:c="8"/>self</text:span><text:span text:style-name="T260">.</text:span><text:span text:style-name="T261">walkCount<text:s/></text:span><text:span text:style-name="T262">=</text:span><text:span text:style-name="T263"><text:s/></text:span><text:span text:style-name="T264">0</text:span></text:p>
      <text:p text:style-name="P265"><text:span text:style-name="T266"><text:s text:c="8"/>self</text:span><text:span text:style-name="T267">.</text:span><text:span text:style-name="T268">vel<text:s/></text:span><text:span text:style-name="T269">=</text:span><text:span text:style-name="T270"><text:s/></text:span><text:span text:style-name="T271">3</text:span></text:p>
      <text:p text:style-name="P272"><text:span text:style-name="T273"><text:s text:c="8"/>self</text:span><text:span text:style-name="T274">.</text:span><text:span text:style-name="T275">hitbox<text:s/></text:span><text:span text:style-name="T276">=</text:span><text:span text:style-name="T277"><text:s/></text:span><text:span text:style-name="T278">(</text:span><text:span text:style-name="T279">self</text:span><text:span text:style-name="T280">.</text:span><text:span text:style-name="T281">x<text:s/></text:span><text:span text:style-name="T282">+</text:span><text:span text:style-name="T283"><text:s/></text:span><text:span text:style-name="T284">17</text:span><text:span text:style-name="T285">,</text:span><text:span text:style-name="T286"><text:s/>self</text:span><text:span text:style-name="T287">.</text:span><text:span text:style-name="T288">y<text:s/></text:span><text:span text:style-name="T289">+</text:span><text:span text:style-name="T290"><text:s/></text:span><text:span text:style-name="T291">2</text:span><text:span text:style-name="T292">,</text:span><text:span text:style-name="T293"><text:s/></text:span><text:span text:style-name="T294">31</text:span><text:span text:style-name="T295">,</text:span><text:span text:style-name="T296"><text:s/></text:span><text:span text:style-name="T297">57</text:span><text:span text:style-name="T298">)</text:span></text:p>
      <text:p text:style-name="P299"><text:span text:style-name="T300"><text:s text:c="8"/>self</text:span><text:span text:style-name="T301">.</text:span><text:span text:style-name="T302">health<text:s/></text:span><text:span text:style-name="T303">=</text:span><text:span text:style-name="T304"><text:s/></text:span><text:span text:style-name="T305">10</text:span><text:span text:style-name="T306"><text:s/></text:span><text:span text:style-name="T307"># NEW</text:span></text:p>
      <text:p text:style-name="P308"><text:span text:style-name="T309"><text:s text:c="8"/>self</text:span><text:span text:style-name="T310">.</text:span><text:span text:style-name="T311">visible<text:s/></text:span><text:span text:style-name="T312">=</text:span><text:span text:style-name="T313"><text:s/></text:span><text:span text:style-name="T314">True</text:span><text:span text:style-name="T315"><text:s/></text:span><text:span text:style-name="T316"># NEW</text:span></text:p>
      <text:p text:style-name="P317"/>
      <text:p text:style-name="P318"><text:span text:style-name="T319"><text:s text:c="4"/></text:span><text:span text:style-name="T320">def</text:span><text:span text:style-name="T321"><text:s/></text:span><text:span text:style-name="T322">draw</text:span><text:span text:style-name="T323">(</text:span><text:span text:style-name="T324">self</text:span><text:span text:style-name="T325">,</text:span><text:span text:style-name="T326">win</text:span><text:span text:style-name="T327">):</text:span></text:p>
      <text:p text:style-name="P328"><text:span text:style-name="T329"><text:s text:c="8"/>self</text:span><text:span text:style-name="T330">.</text:span><text:span text:style-name="T331">move</text:span><text:span text:style-name="T332">()</text:span></text:p>
      <text:p text:style-name="P333"><text:span text:style-name="T334"><text:s text:c="8"/></text:span><text:span text:style-name="T335">if</text:span><text:span text:style-name="T336"><text:s/>self</text:span><text:span text:style-name="T337">.</text:span><text:span text:style-name="T338">visible</text:span><text:span text:style-name="T339">:</text:span><text:span text:style-name="T340"><text:s/></text:span><text:span text:style-name="T341"># NEW</text:span></text:p>
      <text:p text:style-name="P342"><text:span text:style-name="T343"><text:s text:c="12"/></text:span><text:span text:style-name="T344">if</text:span><text:span text:style-name="T345"><text:s/>self</text:span><text:span text:style-name="T346">.</text:span><text:span text:style-name="T347">walkCount<text:s/></text:span><text:span text:style-name="T348">+</text:span><text:span text:style-name="T349"><text:s/></text:span><text:span text:style-name="T350">1</text:span><text:span text:style-name="T351"><text:s/></text:span><text:span text:style-name="T352">&gt;=</text:span><text:span text:style-name="T353"><text:s/></text:span><text:span text:style-name="T354">33</text:span><text:span text:style-name="T355">:</text:span></text:p>
      <text:p text:style-name="P356"><text:span text:style-name="T357"><text:s text:c="16"/>self</text:span><text:span text:style-name="T358">.</text:span><text:span text:style-name="T359">walkCount<text:s/></text:span><text:span text:style-name="T360">=</text:span><text:span text:style-name="T361"><text:s/></text:span><text:span text:style-name="T362">0</text:span></text:p>
      <text:p text:style-name="P363"/>
      <text:p text:style-name="P364"><text:span text:style-name="T365"><text:s text:c="12"/></text:span><text:span text:style-name="T366">if</text:span><text:span text:style-name="T367"><text:s/>self</text:span><text:span text:style-name="T368">.</text:span><text:span text:style-name="T369">vel<text:s/></text:span><text:span text:style-name="T370">&gt;</text:span><text:span text:style-name="T371"><text:s/></text:span><text:span text:style-name="T372">0</text:span><text:span text:style-name="T373">:</text:span></text:p>
      <text:p text:style-name="P374"><text:span text:style-name="T375"><text:s text:c="16"/>win</text:span><text:span text:style-name="T376">.</text:span><text:span text:style-name="T377">blit</text:span><text:span text:style-name="T378">(</text:span><text:span text:style-name="T379">self</text:span><text:span text:style-name="T380">.</text:span><text:span text:style-name="T381">walkRight</text:span><text:span text:style-name="T382">[</text:span><text:span text:style-name="T383">self</text:span><text:span text:style-name="T384">.</text:span><text:span text:style-name="T385">walkCount<text:s/></text:span><text:span text:style-name="T386">//</text:span><text:span text:style-name="T387">3</text:span><text:span text:style-name="T388">],</text:span><text:span text:style-name="T389"><text:s/></text:span><text:span text:style-name="T390">(</text:span><text:span text:style-name="T391">self</text:span><text:span text:style-name="T392">.</text:span><text:span text:style-name="T393">x</text:span><text:span text:style-name="T394">,</text:span><text:span text:style-name="T395"><text:s/>self</text:span><text:span text:style-name="T396">.</text:span><text:span text:style-name="T397">y</text:span><text:span text:style-name="T398">))</text:span></text:p>
      <text:p text:style-name="P399"><text:span text:style-name="T400"><text:s text:c="16"/>self</text:span><text:span text:style-name="T401">.</text:span><text:span text:style-name="T402">walkCount<text:s/></text:span><text:span text:style-name="T403">+=</text:span><text:span text:style-name="T404"><text:s/></text:span><text:span text:style-name="T405">1</text:span></text:p>
      <text:p text:style-name="P406"><text:span text:style-name="T407"><text:s text:c="12"/></text:span><text:span text:style-name="T408">else</text:span><text:span text:style-name="T409">:</text:span></text:p>
      <text:soft-page-break/>
      <text:p text:style-name="P410"><text:span text:style-name="T411"><text:s text:c="16"/>win</text:span><text:span text:style-name="T412">.</text:span><text:span text:style-name="T413">blit</text:span><text:span text:style-name="T414">(</text:span><text:span text:style-name="T415">self</text:span><text:span text:style-name="T416">.</text:span><text:span text:style-name="T417">walkLeft</text:span><text:span text:style-name="T418">[</text:span><text:span text:style-name="T419">self</text:span><text:span text:style-name="T420">.</text:span><text:span text:style-name="T421">walkCount<text:s/></text:span><text:span text:style-name="T422">//</text:span><text:span text:style-name="T423">3</text:span><text:span text:style-name="T424">],</text:span><text:span text:style-name="T425"><text:s/></text:span><text:span text:style-name="T426">(</text:span><text:span text:style-name="T427">self</text:span><text:span text:style-name="T428">.</text:span><text:span text:style-name="T429">x</text:span><text:span text:style-name="T430">,</text:span><text:span text:style-name="T431"><text:s/>self</text:span><text:span text:style-name="T432">.</text:span><text:span text:style-name="T433">y</text:span><text:span text:style-name="T434">))</text:span></text:p>
      <text:p text:style-name="P435"><text:span text:style-name="T436"><text:s text:c="16"/>self</text:span><text:span text:style-name="T437">.</text:span><text:span text:style-name="T438">walkCount<text:s/></text:span><text:span text:style-name="T439">+=</text:span><text:span text:style-name="T440"><text:s/></text:span><text:span text:style-name="T441">1</text:span></text:p>
      <text:p text:style-name="P442"/>
      <text:p text:style-name="P443"><text:span text:style-name="T444"><text:s text:c="12"/>pygame</text:span><text:span text:style-name="T445">.</text:span><text:span text:style-name="T446">draw</text:span><text:span text:style-name="T447">.</text:span><text:span text:style-name="T448">rect</text:span><text:span text:style-name="T449">(</text:span><text:span text:style-name="T450">win</text:span><text:span text:style-name="T451">,</text:span><text:span text:style-name="T452"><text:s/></text:span><text:span text:style-name="T453">(</text:span><text:span text:style-name="T454">255</text:span><text:span text:style-name="T455">,</text:span><text:span text:style-name="T456">0</text:span><text:span text:style-name="T457">,</text:span><text:span text:style-name="T458">0</text:span><text:span text:style-name="T459">),</text:span><text:span text:style-name="T460"><text:s/></text:span><text:span text:style-name="T461">(</text:span><text:span text:style-name="T462">self</text:span><text:span text:style-name="T463">.</text:span><text:span text:style-name="T464">hitbox</text:span><text:span text:style-name="T465">[</text:span><text:span text:style-name="T466">0</text:span><text:span text:style-name="T467">],</text:span><text:span text:style-name="T468"><text:s/>self</text:span><text:span text:style-name="T469">.</text:span><text:span text:style-name="T470">hitbox</text:span><text:span text:style-name="T471">[</text:span><text:span text:style-name="T472">1</text:span><text:span text:style-name="T473">]</text:span><text:span text:style-name="T474"><text:s/></text:span><text:span text:style-name="T475">-</text:span><text:span text:style-name="T476"><text:s/></text:span><text:span text:style-name="T477">20</text:span><text:span text:style-name="T478">,</text:span><text:span text:style-name="T479"><text:s/></text:span><text:span text:style-name="T480">50</text:span><text:span text:style-name="T481">,</text:span><text:span text:style-name="T482"><text:s/></text:span><text:span text:style-name="T483">10</text:span><text:span text:style-name="T484">))</text:span><text:span text:style-name="T485"><text:s/></text:span><text:span text:style-name="T486"># NEW</text:span></text:p>
      <text:p text:style-name="P487"><text:span text:style-name="T488"><text:s text:c="12"/>pygame</text:span><text:span text:style-name="T489">.</text:span><text:span text:style-name="T490">draw</text:span><text:span text:style-name="T491">.</text:span><text:span text:style-name="T492">rect</text:span><text:span text:style-name="T493">(</text:span><text:span text:style-name="T494">win</text:span><text:span text:style-name="T495">,</text:span><text:span text:style-name="T496"><text:s/></text:span><text:span text:style-name="T497">(</text:span><text:span text:style-name="T498">0</text:span><text:span text:style-name="T499">,</text:span><text:span text:style-name="T500">128</text:span><text:span text:style-name="T501">,</text:span><text:span text:style-name="T502">0</text:span><text:span text:style-name="T503">),</text:span><text:span text:style-name="T504"><text:s/></text:span><text:span text:style-name="T505">(</text:span><text:span text:style-name="T506">self</text:span><text:span text:style-name="T507">.</text:span><text:span text:style-name="T508">hitbox</text:span><text:span text:style-name="T509">[</text:span><text:span text:style-name="T510">0</text:span><text:span text:style-name="T511">],</text:span><text:span text:style-name="T512"><text:s/>self</text:span><text:span text:style-name="T513">.</text:span><text:span text:style-name="T514">hitbox</text:span><text:span text:style-name="T515">[</text:span><text:span text:style-name="T516">1</text:span><text:span text:style-name="T517">]</text:span><text:span text:style-name="T518"><text:s/></text:span><text:span text:style-name="T519">-</text:span><text:span text:style-name="T520"><text:s/></text:span><text:span text:style-name="T521">20</text:span><text:span text:style-name="T522">,</text:span><text:span text:style-name="T523"><text:s/></text:span><text:span text:style-name="T524">50</text:span><text:span text:style-name="T525"><text:s/></text:span><text:span text:style-name="T526">-</text:span><text:span text:style-name="T527"><text:s/></text:span><text:span text:style-name="T528">(</text:span><text:span text:style-name="T529">5</text:span><text:span text:style-name="T530"><text:s/></text:span><text:span text:style-name="T531">*</text:span><text:span text:style-name="T532"><text:s/></text:span><text:span text:style-name="T533">(</text:span><text:span text:style-name="T534">10</text:span><text:span text:style-name="T535"><text:s/></text:span><text:span text:style-name="T536">-</text:span><text:span text:style-name="T537"><text:s/>self</text:span><text:span text:style-name="T538">.</text:span><text:span text:style-name="T539">health</text:span><text:span text:style-name="T540">)),</text:span><text:span text:style-name="T541"><text:s/></text:span><text:span text:style-name="T542">10</text:span><text:span text:style-name="T543">))</text:span><text:span text:style-name="T544"><text:s/></text:span><text:span text:style-name="T545"># NEW</text:span></text:p>
      <text:p text:style-name="P546"><text:span text:style-name="T547"><text:s text:c="12"/>self</text:span><text:span text:style-name="T548">.</text:span><text:span text:style-name="T549">hitbox<text:s/></text:span><text:span text:style-name="T550">=</text:span><text:span text:style-name="T551"><text:s/></text:span><text:span text:style-name="T552">(</text:span><text:span text:style-name="T553">self</text:span><text:span text:style-name="T554">.</text:span><text:span text:style-name="T555">x<text:s/></text:span><text:span text:style-name="T556">+</text:span><text:span text:style-name="T557"><text:s/></text:span><text:span text:style-name="T558">17</text:span><text:span text:style-name="T559">,</text:span><text:span text:style-name="T560"><text:s/>self</text:span><text:span text:style-name="T561">.</text:span><text:span text:style-name="T562">y<text:s/></text:span><text:span text:style-name="T563">+</text:span><text:span text:style-name="T564"><text:s/></text:span><text:span text:style-name="T565">2</text:span><text:span text:style-name="T566">,</text:span><text:span text:style-name="T567"><text:s/></text:span><text:span text:style-name="T568">31</text:span><text:span text:style-name="T569">,</text:span><text:span text:style-name="T570"><text:s/></text:span><text:span text:style-name="T571">57</text:span><text:span text:style-name="T572">)</text:span></text:p>
      <text:p text:style-name="P573"><text:span text:style-name="T574"><text:s text:c="12"/></text:span><text:span text:style-name="T575">#pygame.draw.rect(win, (255,0,0), self.hitbox,2)</text:span></text:p>
      <text:p text:style-name="P576"/>
      <text:p text:style-name="P577"><text:span text:style-name="T578"><text:s text:c="4"/></text:span><text:span text:style-name="T579">def</text:span><text:span text:style-name="T580"><text:s/></text:span><text:span text:style-name="T581">move</text:span><text:span text:style-name="T582">(</text:span><text:span text:style-name="T583">self</text:span><text:span text:style-name="T584">):</text:span></text:p>
      <text:p text:style-name="P585"><text:span text:style-name="T586"><text:s text:c="8"/></text:span><text:span text:style-name="T587">if</text:span><text:span text:style-name="T588"><text:s/>self</text:span><text:span text:style-name="T589">.</text:span><text:span text:style-name="T590">vel<text:s/></text:span><text:span text:style-name="T591">&gt;</text:span><text:span text:style-name="T592"><text:s/></text:span><text:span text:style-name="T593">0</text:span><text:span text:style-name="T594">:</text:span></text:p>
      <text:p text:style-name="P595"><text:span text:style-name="T596"><text:s text:c="12"/></text:span><text:span text:style-name="T597">if</text:span><text:span text:style-name="T598"><text:s/>self</text:span><text:span text:style-name="T599">.</text:span><text:span text:style-name="T600">x<text:s/></text:span><text:span text:style-name="T601">+</text:span><text:span text:style-name="T602"><text:s/>self</text:span><text:span text:style-name="T603">.</text:span><text:span text:style-name="T604">vel<text:s/></text:span><text:span text:style-name="T605">&lt;</text:span><text:span text:style-name="T606"><text:s/>self</text:span><text:span text:style-name="T607">.</text:span><text:span text:style-name="T608">path</text:span><text:span text:style-name="T609">[</text:span><text:span text:style-name="T610">1</text:span><text:span text:style-name="T611">]:</text:span></text:p>
      <text:p text:style-name="P612"><text:span text:style-name="T613"><text:s text:c="16"/>self</text:span><text:span text:style-name="T614">.</text:span><text:span text:style-name="T615">x<text:s/></text:span><text:span text:style-name="T616">+=</text:span><text:span text:style-name="T617"><text:s/>self</text:span><text:span text:style-name="T618">.</text:span><text:span text:style-name="T619">vel</text:span></text:p>
      <text:p text:style-name="P620"><text:span text:style-name="T621"><text:s text:c="12"/></text:span><text:span text:style-name="T622">else</text:span><text:span text:style-name="T623">:</text:span></text:p>
      <text:p text:style-name="P624"><text:span text:style-name="T625"><text:s text:c="16"/>self</text:span><text:span text:style-name="T626">.</text:span><text:span text:style-name="T627">vel<text:s/></text:span><text:span text:style-name="T628">=</text:span><text:span text:style-name="T629"><text:s/>self</text:span><text:span text:style-name="T630">.</text:span><text:span text:style-name="T631">vel<text:s/></text:span><text:span text:style-name="T632">*</text:span><text:span text:style-name="T633"><text:s/></text:span><text:span text:style-name="T634">-</text:span><text:span text:style-name="T635">1</text:span></text:p>
      <text:p text:style-name="P636"><text:span text:style-name="T637"><text:s text:c="16"/>self</text:span><text:span text:style-name="T638">.</text:span><text:span text:style-name="T639">walkCount<text:s/></text:span><text:span text:style-name="T640">=</text:span><text:span text:style-name="T641"><text:s/></text:span><text:span text:style-name="T642">0</text:span></text:p>
      <text:p text:style-name="P643"><text:span text:style-name="T644"><text:s text:c="8"/></text:span><text:span text:style-name="T645">else</text:span><text:span text:style-name="T646">:</text:span></text:p>
      <text:p text:style-name="P647"><text:span text:style-name="T648"><text:s text:c="12"/></text:span><text:span text:style-name="T649">if</text:span><text:span text:style-name="T650"><text:s/>self</text:span><text:span text:style-name="T651">.</text:span><text:span text:style-name="T652">x<text:s/></text:span><text:span text:style-name="T653">-</text:span><text:span text:style-name="T654"><text:s/>self</text:span><text:span text:style-name="T655">.</text:span><text:span text:style-name="T656">vel<text:s/></text:span><text:span text:style-name="T657">&gt;</text:span><text:span text:style-name="T658"><text:s/>self</text:span><text:span text:style-name="T659">.</text:span><text:span text:style-name="T660">path</text:span><text:span text:style-name="T661">[</text:span><text:span text:style-name="T662">0</text:span><text:span text:style-name="T663">]:</text:span></text:p>
      <text:p text:style-name="P664"><text:span text:style-name="T665"><text:s text:c="16"/>self</text:span><text:span text:style-name="T666">.</text:span><text:span text:style-name="T667">x<text:s/></text:span><text:span text:style-name="T668">+=</text:span><text:span text:style-name="T669"><text:s/>self</text:span><text:span text:style-name="T670">.</text:span><text:span text:style-name="T671">vel</text:span></text:p>
      <text:p text:style-name="P672"><text:span text:style-name="T673"><text:s text:c="12"/></text:span><text:span text:style-name="T674">else</text:span><text:span text:style-name="T675">:</text:span></text:p>
      <text:p text:style-name="P676"><text:span text:style-name="T677"><text:s text:c="16"/>self</text:span><text:span text:style-name="T678">.</text:span><text:span text:style-name="T679">vel<text:s/></text:span><text:span text:style-name="T680">=</text:span><text:span text:style-name="T681"><text:s/>self</text:span><text:span text:style-name="T682">.</text:span><text:span text:style-name="T683">vel<text:s/></text:span><text:span text:style-name="T684">*</text:span><text:span text:style-name="T685"><text:s/></text:span><text:span text:style-name="T686">-</text:span><text:span text:style-name="T687">1</text:span></text:p>
      <text:p text:style-name="P688"><text:span text:style-name="T689"><text:s text:c="16"/>self</text:span><text:span text:style-name="T690">.</text:span><text:span text:style-name="T691">walkCount<text:s/></text:span><text:span text:style-name="T692">=</text:span><text:span text:style-name="T693"><text:s/></text:span><text:span text:style-name="T694">0</text:span></text:p>
      <text:p text:style-name="P695"/>
      <text:p text:style-name="P696"><text:span text:style-name="T697"><text:s text:c="4"/></text:span><text:span text:style-name="T698">def</text:span><text:span text:style-name="T699"><text:s/></text:span><text:span text:style-name="T700">hit</text:span><text:span text:style-name="T701">(</text:span><text:span text:style-name="T702">self</text:span><text:span text:style-name="T703">):</text:span><text:span text:style-name="T704"><text:s/></text:span><text:span text:style-name="T705"># ALL NEW</text:span></text:p>
      <text:p text:style-name="P706"><text:span text:style-name="T707"><text:s text:c="8"/></text:span><text:span text:style-name="T708">if</text:span><text:span text:style-name="T709"><text:s/>self</text:span><text:span text:style-name="T710">.</text:span><text:span text:style-name="T711">health<text:s/></text:span><text:span text:style-name="T712">&gt;</text:span><text:span text:style-name="T713"><text:s/></text:span><text:span text:style-name="T714">0</text:span><text:span text:style-name="T715">:</text:span></text:p>
      <text:p text:style-name="P716"><text:span text:style-name="T717"><text:s text:c="12"/>self</text:span><text:span text:style-name="T718">.</text:span><text:span text:style-name="T719">health<text:s/></text:span><text:span text:style-name="T720">-=</text:span><text:span text:style-name="T721"><text:s/></text:span><text:span text:style-name="T722">1</text:span></text:p>
      <text:p text:style-name="P723"><text:span text:style-name="T724"><text:s text:c="8"/></text:span><text:span text:style-name="T725">else</text:span><text:span text:style-name="T726">:</text:span></text:p>
      <text:p text:style-name="P727"><text:span text:style-name="T728"><text:s text:c="12"/>self</text:span><text:span text:style-name="T729">.</text:span><text:span text:style-name="T730">visible<text:s/></text:span><text:span text:style-name="T731">=</text:span><text:span text:style-name="T732"><text:s/></text:span><text:span text:style-name="T733">False</text:span></text:p>
      <text:p text:style-name="P734"><text:span text:style-name="T735"><text:s text:c="8"/></text:span><text:span text:style-name="T736">print</text:span><text:span text:style-name="T737">(</text:span><text:span text:style-name="T738">'hit'</text:span><text:span text:style-name="T739">)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Roboto Mono" svg:font-family="Roboto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1" style:display-name="TOC 1" style:family="paragraph" style:parent-style-name="Normal" style:next-style-name="Normal" style:auto-update="true">
      <style:paragraph-properties fo:margin-top="0.1666in" fo:margin-bottom="0.0694in" fo:line-height="115%"/>
      <style:text-properties style:font-name="Arial" style:letter-kerning="false" fo:font-size="12pt" style:font-size-asian="12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yler</meta:initial-creator>
    <dc:creator>Tyler</dc:creator>
    <meta:creation-date>2023-10-30T12:23:00Z</meta:creation-date>
    <dc:date>2023-10-30T12:31:00Z</dc:date>
    <meta:template xlink:href="Normal" xlink:type="simple"/>
    <meta:editing-cycles>1</meta:editing-cycles>
    <meta:editing-duration>PT120S</meta:editing-duration>
    <meta:document-statistic meta:page-count="2" meta:paragraph-count="4" meta:word-count="364" meta:character-count="2436" meta:row-count="17" meta:non-whitespace-character-count="2076"/>
  </office:meta>
</office:document-meta>
</file>